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00%"/>
      <style:text-properties fo:font-size="16pt" officeooo:rsid="0017974b" officeooo:paragraph-rsid="0017974b" style:font-size-asian="16pt" style:font-size-complex="16pt"/>
    </style:style>
    <style:style style:name="P2" style:family="paragraph" style:parent-style-name="Standard">
      <style:paragraph-properties fo:line-height="100%"/>
      <style:text-properties fo:font-size="16pt" officeooo:rsid="0017974b" officeooo:paragraph-rsid="0017974b" style:font-size-asian="16pt" style:font-size-complex="16pt"/>
    </style:style>
    <style:style style:name="P3" style:family="paragraph" style:parent-style-name="Standard">
      <style:paragraph-properties fo:line-height="100%"/>
      <style:text-properties fo:font-size="18pt" officeooo:rsid="0017974b" officeooo:paragraph-rsid="0017974b" style:font-size-asian="18pt" style:font-size-complex="18pt"/>
    </style:style>
    <style:style style:name="P4" style:family="paragraph" style:parent-style-name="Standard" style:list-style-name="L2">
      <style:paragraph-properties fo:line-height="100%"/>
      <style:text-properties fo:font-size="14pt" officeooo:rsid="0017974b" officeooo:paragraph-rsid="0017974b" style:font-size-asian="12.25pt" style:font-size-complex="14pt"/>
    </style:style>
    <style:style style:name="P5" style:family="paragraph" style:parent-style-name="Standard" style:list-style-name="L2">
      <style:paragraph-properties fo:line-height="100%"/>
      <style:text-properties fo:font-size="14pt" officeooo:rsid="00197301" officeooo:paragraph-rsid="00197301" style:font-size-asian="12.25pt" style:font-size-complex="14pt"/>
    </style:style>
    <style:style style:name="P6" style:family="paragraph" style:parent-style-name="Standard" style:list-style-name="L2">
      <style:paragraph-properties fo:line-height="100%"/>
      <style:text-properties fo:font-size="14pt" officeooo:rsid="001b8ec0" officeooo:paragraph-rsid="001b8ec0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9de3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nalýza technológií:</text:span></text:p>
      <text:p text:style-name="P3"><text:span text:style-name="T1"/></text:p>
      <text:list xml:id="list3594409254911313616" text:style-name="L2">
        <text:list-item>
          <text:p text:style-name="P1">Klient</text:p>
        </text:list-item>
      </text:list>
      <text:p text:style-name="P2"/>
      <text:list xml:id="list140653116074934" text:continue-numbering="true" text:style-name="L2">
        <text:list-item>
          <text:list>
            <text:list-item>
              <text:p text:style-name="P1">Java a JavaFx</text:p>
              <text:p text:style-name="P1"/>
              <text:list>
                <text:list-item>
                  <text:list>
                    <text:list-header>
                      <text:p text:style-name="P6">Klient bude naprogramovaný v <text:span text:style-name="T2">jazyku </text:span>Jav<text:span text:style-name="T2">a</text:span> s <text:span text:style-name="T2">využitím</text:span> platform<text:span text:style-name="T2">y</text:span> JavaFX, ktorá slúži na tvorbu grafického rozhrania <text:span text:style-name="T2">nielen pre desktopové aplikácie</text:span>.</text:p>
                      <text:p text:style-name="P6"/>
                    </text:list-header>
                  </text:list>
                </text:list-item>
              </text:list>
            </text:list-item>
            <text:list-item>
              <text:p text:style-name="P1">RichTextFx</text:p>
              <text:p text:style-name="P1"/>
              <text:list>
                <text:list-item>
                  <text:list>
                    <text:list-header>
                      <text:p text:style-name="P4">RichTextFx <text:span text:style-name="T2">poskytuje API pre JavaFx a obsahuje rôzne užitočné funkcie, ako pridávanie štýlu k rôznym častiam textu, číslovanie riadkov, zobrazovanie popup-ov, … a bude tvoriť základ našeho editora.</text:span></text:p>
                      <text:p text:style-name="P4"/>
                    </text:list-header>
                  </text:list>
                </text:list-item>
              </text:list>
            </text:list-item>
          </text:list>
        </text:list-item>
        <text:list-item>
          <text:p text:style-name="P1">Server</text:p>
          <text:p text:style-name="P1"/>
          <text:list>
            <text:list-item>
              <text:p text:style-name="P1">Python</text:p>
              <text:p text:style-name="P1"/>
              <text:list>
                <text:list-item>
                  <text:list>
                    <text:list-header>
                      <text:p text:style-name="P5"><text:span text:style-name="T2">Celý s</text:span>erver bude naprogramovaný<text:span text:style-name="T2"> v </text:span>jazyku Python.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0:13:39.088497583</meta:creation-date>
    <dc:date>2016-11-20T14:06:02.963552406</dc:date>
    <meta:editing-duration>PT38S</meta:editing-duration>
    <meta:editing-cycles>1</meta:editing-cycles>
    <meta:generator>LibreOffice/5.1.5.2$Linux_x86 LibreOffice_project/10m0$Build-2</meta:generator>
    <meta:document-statistic meta:table-count="0" meta:image-count="0" meta:object-count="0" meta:page-count="1" meta:paragraph-count="9" meta:word-count="69" meta:character-count="472" meta:non-whitespace-character-count="407"/>
  </office:meta>
</office:document-meta>
</file>